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.499cm" loext:contextual-spacing="false"/>
      <style:text-properties fo:font-weight="bold" officeooo:rsid="000fb81c" officeooo:paragraph-rsid="000fb81c" style:font-weight-asian="bold" style:font-weight-complex="bold"/>
    </style:style>
    <style:style style:name="P3" style:family="paragraph" style:parent-style-name="Text_20_body">
      <style:paragraph-properties fo:margin-top="0cm" fo:margin-bottom="0.499cm" loext:contextual-spacing="false"/>
      <style:text-properties fo:font-size="16pt" fo:font-weight="bold" officeooo:rsid="000fb81c" officeooo:paragraph-rsid="000fb81c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Heading_20_2">
      <style:paragraph-properties fo:margin-top="0cm" fo:margin-bottom="0.499cm" loext:contextual-spacing="false"/>
      <style:text-properties fo:font-size="12pt" fo:font-weight="bold" officeooo:rsid="000fb81c" officeooo:paragraph-rsid="000fb81c" style:font-size-asian="12pt" style:font-weight-asian="bold" style:font-size-complex="12pt" style:font-weight-complex="bold"/>
    </style:style>
    <style:style style:name="P6" style:family="paragraph" style:parent-style-name="Text_20_body">
      <style:text-properties officeooo:rsid="0011c4e4" officeooo:paragraph-rsid="0011c4e4"/>
    </style:style>
    <style:style style:name="P7" style:family="paragraph" style:parent-style-name="Text_20_body">
      <style:text-properties officeooo:rsid="00139871" officeooo:paragraph-rsid="00139871"/>
    </style:style>
    <style:style style:name="P8" style:family="paragraph" style:parent-style-name="Text_20_body">
      <style:text-properties officeooo:rsid="00154086" officeooo:paragraph-rsid="00154086"/>
    </style:style>
    <style:style style:name="P9" style:family="paragraph" style:parent-style-name="Heading_20_1">
      <style:text-properties fo:font-size="14pt" officeooo:rsid="0016ea68" officeooo:paragraph-rsid="0016ea68" style:font-size-asian="12.25pt" style:font-size-complex="14pt"/>
    </style:style>
    <style:style style:name="P10" style:family="paragraph" style:parent-style-name="Text_20_body" style:list-style-name="L1"/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>
      <style:text-properties officeooo:paragraph-rsid="001c20c6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cfba7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ttp://cs231n.github.io/convolutional-networks/</text:p>
      <text:p text:style-name="P6"><text:a xlink:type="simple" xlink:href="https://elitedatascience.com/keras-tutorial-deep-learning-in-python" text:style-name="Internet_20_link" text:visited-style-name="Visited_20_Internet_20_Link">https://elitedatascience.com/keras-tutorial-deep-learning-in-python</text:a></text:p>
      <text:p text:style-name="P7">https://machinelearningmastery.com/adam-optimization-algorithm-for-deep-learning/</text:p>
      <text:p text:style-name="P6">##############################################</text:p>
      <text:p text:style-name="Text_20_body">Note that you must activate the virtualenv environment each time you use TensorFlow. If the virtualenv environment is not currently active, invoke one of the following commands:</text:p>
      <text:p text:style-name="P4">$ <text:span text:style-name="T1">source ~/tensorflow/bin/activate</text:span> <text:s/></text:p>
      <text:p text:style-name="Text_20_body">When you are done using TensorFlow, you may deactivate the environment by invoking the <text:span text:style-name="Source_20_Text">deactivate</text:span> function as follows:</text:p>
      <text:p text:style-name="P4">(tensorflow)$ <text:span text:style-name="T1">deactivate</text:span> </text:p>
      <text:p text:style-name="P1">ou may also consider installing the following <text:span text:style-name="Strong_20_Emphasis">optional dependencies</text:span>:</text:p>
      <text:list xml:id="list3589997639877556831" text:style-name="L1">
        <text:list-item>
          <text:p text:style-name="P13">cuDNN (recommended if you plan on running Keras on GPU). </text:p>
        </text:list-item>
        <text:list-item>
          <text:p text:style-name="P13">HDF5 and h5py (required if you plan on saving Keras models to disk). </text:p>
        </text:list-item>
        <text:list-item>
          <text:p text:style-name="P10">graphviz and pydot (used by <text:a xlink:type="simple" xlink:href="https://keras.io/visualization/" text:style-name="Internet_20_link" text:visited-style-name="Visited_20_Internet_20_Link">visualization utilities</text:a> to plot model graphs). </text:p>
        </text:list-item>
      </text:list>
      <text:p text:style-name="P1">Here's a list of <text:a xlink:type="simple" xlink:href="https://github.com/fchollet/keras/tree/master/examples" office:target-frame-name="_blank" xlink:show="new" text:style-name="Internet_20_link" text:visited-style-name="Visited_20_Internet_20_Link">example implementations in Keras</text:a>.</text:p>
      <text:p text:style-name="P1"/>
      <text:p text:style-name="P3">Keras Doc</text:p>
      <text:h text:style-name="P5" text:outline-level="2"><text:bookmark text:name="specifying-the-input-shape"/>Specifying the input shape</text:h>
      <text:p text:style-name="Text_20_body">The model needs to know what input shape it should expect. For this reason, the first layer in a <text:span text:style-name="Source_20_Text">Sequential</text:span> model (and only the first, because following layers can do automatic shape inference) needs to receive information about its input shape. There are several possible ways to do this:</text:p>
      <text:p text:style-name="Text_20_body"><text:s/><text:span text:style-name="Strong_20_Emphasis">Parameter Sharing.</text:span> </text:p>
      <text:p text:style-name="Text_20_body">It turns out that we can dramatically reduce the number of parameters by making one reasonable assumption: That if one feature is useful to compute at some spatial position (x,y), then it should also be useful to compute at a different position (x2,y2).</text:p>
      <text:p text:style-name="Text_20_body"/>
      <text:h text:style-name="P9" text:outline-level="1"/>
      <text:h text:style-name="Heading_20_4" text:outline-level="4"><text:bookmark text:name="pooling-layer"/>Pooling Layer</text:h>
      <text:p text:style-name="Text_20_body"/>
      <text:h text:style-name="Heading_20_2" text:outline-level="2"><text:soft-page-break/><text:span text:style-name="Strong_20_Emphasis"><text:span text:style-name="T5">ReLU (Rectified Linear Units) Layers </text:span></text:span><text:span text:style-name="Strong_20_Emphasis"><text:span text:style-name="T6">(not part of stanford course)</text:span></text:span></text:h>
      <text:p text:style-name="P12"><text:span text:style-name="Strong_20_Emphasis"><text:span text:style-name="T4">After each conv layer, it is convention to apply a nonlinear layer (or activation layer) immediately afterward.</text:span></text:span></text:p>
      <text:p text:style-name="P12"><text:span text:style-name="Strong_20_Emphasis"><text:span text:style-name="T4">In the past, nonlinear functions like tanh and sigmoid were used, but researchers found out that ReLU layers work far better because the network is able to train a lot faster (because of the computational efficiency) without making a significant difference to the accuracy. It also helps to alleviate the vanishing gradient problem, which is the issue where the lower layers of the network train very slowly </text:span></text:span><text:span text:style-name="Strong_20_Emphasis"><text:span text:style-name="T5">because the gradient decreases exponentially through the layers</text:span></text:span><text:span text:style-name="Strong_20_Emphasis"><text:span text:style-name="T4">. The ReLU layer applies the function f(x) = max(0, x) to all of the values in the input volume. </text:span></text:span><text:span text:style-name="Strong_20_Emphasis"><text:span text:style-name="T5">In basic terms, this layer just changes all the negative activations to 0.</text:span></text:span><text:span text:style-name="Strong_20_Emphasis"><text:span text:style-name="T4">This layer increases the nonlinear properties of the model and the overall network without affecting the receptive fields of the conv layer.</text:span></text:span></text:p>
      <text:p text:style-name="P11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8:34:29.490853736</meta:creation-date>
    <dc:date>2017-11-10T14:15:09.147208419</dc:date>
    <meta:editing-duration>PT1H26M56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365" meta:character-count="2488" meta:non-whitespace-character-count="2140"/>
  </office:meta>
</office:document-meta>
</file>